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3cm" table:align="left"/>
    </style:style>
    <style:style style:name="Tableau1.A" style:family="table-column">
      <style:table-column-properties style:column-width="7.096cm"/>
    </style:style>
    <style:style style:name="Tableau1.B" style:family="table-column">
      <style:table-column-properties style:column-width="8.197cm"/>
    </style:style>
    <style:style style:name="Tableau1.C" style:family="table-column">
      <style:table-column-properties style:column-width="1.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ucida Sans"/>
    </style:style>
    <style:style style:name="P2" style:family="paragraph" style:parent-style-name="Table_20_Contents">
      <style:text-properties style:font-name="Lucida Sans" fo:font-size="16pt" officeooo:rsid="00115002" officeooo:paragraph-rsid="00115002" style:font-size-asian="16pt" style:font-size-complex="16pt"/>
    </style:style>
    <style:style style:name="P3" style:family="paragraph" style:parent-style-name="Table_20_Contents">
      <style:text-properties style:font-name="Lucida Sans" officeooo:rsid="00115002" officeooo:paragraph-rsid="00115002"/>
    </style:style>
    <style:style style:name="P4" style:family="paragraph" style:parent-style-name="Table_20_Contents">
      <style:text-properties style:font-name="Lucida Sans" officeooo:rsid="00152e7f" officeooo:paragraph-rsid="00152e7f"/>
    </style:style>
    <style:style style:name="P5" style:family="paragraph" style:parent-style-name="Table_20_Contents">
      <style:text-properties style:font-name="Lucida Sans" officeooo:rsid="00153180" officeooo:paragraph-rsid="00153180"/>
    </style:style>
    <style:style style:name="P6" style:family="paragraph" style:parent-style-name="Table_20_Contents">
      <style:text-properties style:font-name="Lucida Sans" officeooo:rsid="0015ab00" officeooo:paragraph-rsid="0015ab00"/>
    </style:style>
    <style:style style:name="P7" style:family="paragraph" style:parent-style-name="Table_20_Contents">
      <style:text-properties style:font-name="Lucida Sans" officeooo:rsid="0015ab00" officeooo:paragraph-rsid="00200410"/>
    </style:style>
    <style:style style:name="P8" style:family="paragraph" style:parent-style-name="Table_20_Contents">
      <style:text-properties style:font-name="Lucida Sans" officeooo:rsid="00160d3a" officeooo:paragraph-rsid="00160d3a"/>
    </style:style>
    <style:style style:name="P9" style:family="paragraph" style:parent-style-name="Table_20_Contents">
      <style:text-properties style:font-name="Lucida Sans" officeooo:rsid="001688d3" officeooo:paragraph-rsid="001688d3"/>
    </style:style>
    <style:style style:name="P10" style:family="paragraph" style:parent-style-name="Table_20_Contents">
      <style:text-properties style:font-name="Lucida Sans" officeooo:rsid="00195ba2" officeooo:paragraph-rsid="00195ba2"/>
    </style:style>
    <style:style style:name="P11" style:family="paragraph" style:parent-style-name="Table_20_Contents">
      <style:text-properties style:font-name="Lucida Sans" officeooo:rsid="001b37ad" officeooo:paragraph-rsid="001b37ad"/>
    </style:style>
    <style:style style:name="P12" style:family="paragraph" style:parent-style-name="Table_20_Contents">
      <style:text-properties style:font-name="Lucida Sans" officeooo:rsid="001bbfed" officeooo:paragraph-rsid="001bbfed"/>
    </style:style>
    <style:style style:name="P13" style:family="paragraph" style:parent-style-name="Table_20_Contents">
      <style:text-properties style:font-name="Lucida Sans" officeooo:rsid="001cedc8" officeooo:paragraph-rsid="001cedc8"/>
    </style:style>
    <style:style style:name="P14" style:family="paragraph" style:parent-style-name="Table_20_Contents">
      <style:text-properties style:font-name="Lucida Sans" officeooo:rsid="001e150b" officeooo:paragraph-rsid="001e150b"/>
    </style:style>
    <style:style style:name="P15" style:family="paragraph" style:parent-style-name="Table_20_Contents">
      <style:text-properties style:font-name="Lucida Sans" officeooo:rsid="00200410" officeooo:paragraph-rsid="00200410"/>
    </style:style>
    <style:style style:name="P16" style:family="paragraph" style:parent-style-name="Table_20_Contents">
      <style:text-properties style:font-name="Lucida Sans" fo:background-color="#ffff00"/>
    </style:style>
    <style:style style:name="P17" style:family="paragraph" style:parent-style-name="Table_20_Contents">
      <style:text-properties style:font-name="Lucida Sans" officeooo:rsid="002277af" officeooo:paragraph-rsid="002277af" fo:background-color="#ffff00"/>
    </style:style>
    <style:style style:name="P18" style:family="paragraph" style:parent-style-name="Table_20_Contents">
      <style:text-properties style:font-name="Lucida Sans" officeooo:rsid="0021cbec" officeooo:paragraph-rsid="0021cbec" fo:background-color="#ffff00"/>
    </style:style>
    <style:style style:name="P19" style:family="paragraph" style:parent-style-name="Table_20_Contents">
      <style:text-properties style:font-name="Lucida Sans" officeooo:rsid="00226f2f" officeooo:paragraph-rsid="00226f2f" fo:background-color="#ffff00"/>
    </style:style>
    <style:style style:name="P20" style:family="paragraph" style:parent-style-name="Table_20_Contents">
      <style:text-properties style:font-name="Lucida Sans" officeooo:rsid="0023d78f" officeooo:paragraph-rsid="0023d78f"/>
    </style:style>
    <style:style style:name="P21" style:family="paragraph" style:parent-style-name="Table_20_Contents">
      <style:text-properties style:font-name="Lucida Sans" officeooo:rsid="0023ef00" officeooo:paragraph-rsid="0023ef00"/>
    </style:style>
    <style:style style:name="P22" style:family="paragraph" style:parent-style-name="Preformatted_20_Text">
      <style:text-properties fo:font-variant="normal" fo:text-transform="none" fo:color="#24292e" style:font-name="Lucida Sans" fo:font-size="11pt" fo:letter-spacing="normal" fo:font-style="normal" fo:font-weight="normal" style:font-size-asian="11pt" style:font-size-complex="11pt"/>
    </style:style>
    <style:style style:name="P23" style:family="paragraph" style:parent-style-name="Table_20_Contents">
      <style:text-properties style:font-name="Lucida Sans" officeooo:rsid="0023d78f" officeooo:paragraph-rsid="00251c30"/>
    </style:style>
    <style:style style:name="P24" style:family="paragraph" style:parent-style-name="Table_20_Contents">
      <style:text-properties style:font-name="Lucida Sans" officeooo:rsid="00251c30" officeooo:paragraph-rsid="00251c30"/>
    </style:style>
    <style:style style:name="T1" style:family="text">
      <style:text-properties officeooo:rsid="001fa65a"/>
    </style:style>
    <style:style style:name="T2" style:family="text">
      <style:text-properties officeooo:rsid="00251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Commandes console</text:p>
            <text:p text:style-name="P2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mkdir nomdeRepertoire </text:p>
          </table:table-cell>
          <table:table-cell table:style-name="Tableau1.A2" office:value-type="string">
            <text:p text:style-name="P3">créa dossier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cd nomdeRepertoire</text:p>
          </table:table-cell>
          <table:table-cell table:style-name="Tableau1.A2" office:value-type="string">
            <text:p text:style-name="P3">navigation dossier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git init </text:p>
          </table:table-cell>
          <table:table-cell table:style-name="Tableau1.A2" office:value-type="string">
            <text:p text:style-name="P3">lance git = on doit se placer dans le dossier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git status</text:p>
          </table:table-cell>
          <table:table-cell table:style-name="Tableau1.A2" office:value-type="string">
            <text:p text:style-name="P3">signale les différences entre les fichiers actuels et les derniers commits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git add *</text:p>
          </table:table-cell>
          <table:table-cell table:style-name="Tableau1.A2" office:value-type="string">
            <text:p text:style-name="P5">Ajoute tous les fichiers à la branche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>git commit -m "commentaire"</text:p>
          </table:table-cell>
          <table:table-cell table:style-name="Tableau1.A2" office:value-type="string">
            <text:p text:style-name="P6">Ajoute un commentaire double"" obligatoire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2"><text:bookmark text:name="empty-setup-new-repo-echo"/>git remote add origin https://github.com/eli-zabeth/capsuleGit.git</text:p>
          </table:table-cell>
          <table:table-cell table:style-name="Tableau1.A2" office:value-type="string">
            <text:p text:style-name="P8">Donner l’origine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9">git push -u master origin</text:p>
          </table:table-cell>
          <table:table-cell table:style-name="Tableau1.A2" office:value-type="string">
            <text:p text:style-name="P9">Premier push:demande le nom utilisateur github et le mot de passe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0">git log</text:p>
          </table:table-cell>
          <table:table-cell table:style-name="Tableau1.A2" office:value-type="string">
            <text:p text:style-name="P10">Donne tous les comm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1">git status</text:p>
          </table:table-cell>
          <table:table-cell table:style-name="Tableau1.A2" office:value-type="string">
            <text:p text:style-name="P11">Donne état de la branche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git branch newTruc</text:p>
          </table:table-cell>
          <table:table-cell table:style-name="Tableau1.A2" office:value-type="string">
            <text:p text:style-name="P12">Crée la branche 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3">git branch</text:p>
          </table:table-cell>
          <table:table-cell table:style-name="Tableau1.A2" office:value-type="string">
            <text:p text:style-name="P13">Donne la branche sur laquelle on es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3">git checkout newTruc</text:p>
          </table:table-cell>
          <table:table-cell table:style-name="Tableau1.A2" office:value-type="string">
            <text:p text:style-name="P13">On va sur la branche newTruc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4">git branch</text:p>
          </table:table-cell>
          <table:table-cell table:style-name="Tableau1.A2" office:value-type="string">
            <text:p text:style-name="P14">Pour vérifier <text:span text:style-name="T1">qu’on est bien sur newTruc</text:span>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5">git add *</text:p>
          </table:table-cell>
          <table:table-cell table:style-name="Tableau1.A2" office:value-type="string">
            <text:p text:style-name="P15">Ajout de la modif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7">git commit -m "commentaire"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8">git push origin newButton</text:p>
          </table:table-cell>
          <table:table-cell table:style-name="Tableau1.A2" office:value-type="string">
            <text:p text:style-name="P18">Envoi la branche sur le dépôt distant</text:p>
            <text:p text:style-name="P19">origin = dépôt distan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7">&gt; merge sur github</text:p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7">git pull origin master</text:p>
          </table:table-cell>
          <table:table-cell table:style-name="Tableau1.A2" office:value-type="string">
            <text:p text:style-name="P17">Rapatrie le changement de github sur le local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0">git checkout master</text:p>
          </table:table-cell>
          <table:table-cell table:style-name="Tableau1.A2" office:value-type="string">
            <text:p text:style-name="P20">Branche locale master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0">git merge newButton</text:p>
          </table:table-cell>
          <table:table-cell table:style-name="Tableau1.A2" office:value-type="string">
            <text:p text:style-name="P21">On prend les chngt de la branche newButton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3">git <text:span text:style-name="T2">push origin master</text:span></text:p>
          </table:table-cell>
          <table:table-cell table:style-name="Tableau1.A2" office:value-type="string">
            <text:p text:style-name="P24">On met à j le dépôt distan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4">eli-zabeth <text:s/>mail pro github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38:24.468000000</meta:creation-date>
    <dc:date>2018-10-18T11:11:54.803000000</dc:date>
    <meta:editing-duration>PT1H8M54S</meta:editing-duration>
    <meta:editing-cycles>25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45" meta:word-count="197" meta:character-count="1151" meta:non-whitespace-character-count="995"/>
  </office:meta>
</office:document-meta>
</file>